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UniPept LCA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B Diatom-Area</text:p>
          </table:table-cell>
          <table:table-cell table:style-name="ce1" office:value-type="float" office:value="53751280" calcext:value-type="float">
            <text:p>53751280</text:p>
          </table:table-cell>
          <table:table-cell table:style-name="ce1" table:number-columns-repeated="2"/>
          <table:table-cell table:style-name="ce1" office:value-type="float" office:value="176423800" calcext:value-type="float">
            <text:p>176423800</text:p>
          </table:table-cell>
          <table:table-cell table:style-name="ce1" table:number-columns-repeated="5"/>
          <table:table-cell table:style-name="ce1" office:value-type="string" calcext:value-type="string">
            <text:p># not so important since all DB hits are diatoms – we’ll use those numbers instead for quant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DB Diatom-NAAFnum</text:p>
          </table:table-cell>
          <table:table-cell table:style-name="ce1" office:value-type="float" office:value="5160791.76351426" calcext:value-type="float">
            <text:p>5160791.76351426</text:p>
          </table:table-cell>
          <table:table-cell table:style-name="ce1" table:number-columns-repeated="2"/>
          <table:table-cell table:style-name="ce1" office:value-type="float" office:value="14600478.040293" calcext:value-type="float">
            <text:p>14600478.040293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Area</text:p>
          </table:table-cell>
          <table:table-cell table:style-name="ce1" office:value-type="float" office:value="15722100" calcext:value-type="float">
            <text:p>15722100</text:p>
          </table:table-cell>
          <table:table-cell table:style-name="ce1" table:number-columns-repeated="2"/>
          <table:table-cell table:style-name="ce1" office:value-type="float" office:value="42770000" calcext:value-type="float">
            <text:p>42770000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NAAFnum</text:p>
          </table:table-cell>
          <table:table-cell table:style-name="ce1" office:value-type="float" office:value="1970959.12698413" calcext:value-type="float">
            <text:p>1970959.12698413</text:p>
          </table:table-cell>
          <table:table-cell table:style-name="ce1" table:number-columns-repeated="2"/>
          <table:table-cell table:style-name="ce1" office:value-type="float" office:value="5318888.88888889" calcext:value-type="float">
            <text:p>5318888.88888889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N Diatom-Area</text:p>
          </table:table-cell>
          <table:table-cell office:value-type="float" office:value="18367000" calcext:value-type="float">
            <text:p>18367000</text:p>
          </table:table-cell>
          <table:table-cell office:value-type="float" office:value="9964750" calcext:value-type="float">
            <text:p>9964750</text:p>
          </table:table-cell>
          <table:table-cell office:value-type="float" office:value="9445660" calcext:value-type="float">
            <text:p>9445660</text:p>
          </table:table-cell>
          <table:table-cell office:value-type="float" office:value="18469760" calcext:value-type="float">
            <text:p>18469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Diatom-NAAFnum</text:p>
          </table:table-cell>
          <table:table-cell office:value-type="float" office:value="1758590.87301587" calcext:value-type="float">
            <text:p>1758590.87301587</text:p>
          </table:table-cell>
          <table:table-cell office:value-type="float" office:value="1103407.72907648" calcext:value-type="float">
            <text:p>1103407.72907648</text:p>
          </table:table-cell>
          <table:table-cell office:value-type="float" office:value="1004787.59340659" calcext:value-type="float">
            <text:p>1004787.59340659</text:p>
          </table:table-cell>
          <table:table-cell office:value-type="float" office:value="1579232.43201243" calcext:value-type="float">
            <text:p>1579232.43201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Area</text:p>
          </table:table-cell>
          <table:table-cell office:value-type="float" office:value="542835451" calcext:value-type="float">
            <text:p>542835451</text:p>
          </table:table-cell>
          <table:table-cell office:value-type="float" office:value="519531758" calcext:value-type="float">
            <text:p>519531758</text:p>
          </table:table-cell>
          <table:table-cell/>
          <table:table-cell office:value-type="float" office:value="454143025.1" calcext:value-type="float">
            <text:p>45414302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NAAFnum</text:p>
          </table:table-cell>
          <table:table-cell office:value-type="float" office:value="67839447.0297619" calcext:value-type="float">
            <text:p>67839447.0297619</text:p>
          </table:table-cell>
          <table:table-cell office:value-type="float" office:value="62755113.8452381" calcext:value-type="float">
            <text:p>62755113.8452381</text:p>
          </table:table-cell>
          <table:table-cell/>
          <table:table-cell office:value-type="float" office:value="52081574.5998557" calcext:value-type="float">
            <text:p>52081574.599855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aksDB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0:17:01.204628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2:52:46.031893891</meta:creation-date>
    <dc:date>2021-04-28T10:45:10.060752720</dc:date>
    <meta:editing-duration>PT1H34M37S</meta:editing-duration>
    <meta:editing-cycles>8</meta:editing-cycles>
    <meta:generator>LibreOffice/7.0.3.1$Linux_X86_64 LibreOffice_project/00$Build-1</meta:generator>
    <meta:document-statistic meta:table-count="1" meta:cell-count="49" meta:object-count="0"/>
  </office:meta>
</office:document-meta>
</file>